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8.368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11.982cm"/>
    </style:style>
    <style:style style:name="co5" style:family="table-column">
      <style:table-column-properties fo:break-before="auto" style:column-width="1.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8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dddddd"/>
    </style:style>
    <style:style style:name="ce3" style:family="table-cell" style:parent-style-name="Default">
      <style:text-properties fo:color="#00a933"/>
    </style:style>
    <style:style style:name="ce4" style:family="table-cell" style:parent-style-name="Default">
      <style:table-cell-properties fo:background-color="#ffff00"/>
    </style:style>
    <style:style style:name="T1" style:family="text">
      <style:text-properties fo:color="#00a933"/>
    </style:style>
    <style:style style:name="T2" style:family="tex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6" table:default-cell-style-name="Default"/>
        <table:table-column table:style-name="co6" table:number-columns-repeated="1016" table:default-cell-style-name="ce1"/>
        <table:table-row table:style-name="ro1">
          <table:table-cell/>
          <table:table-cell office:value-type="string" calcext:value-type="string">
            <text:p>&gt; <text:s/>BLDC1, BLDC2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TerminalBlock_Phoenix:TerminalBlock_Phoenix_MKDS-1,5-6-5.08_1x06_P5.08mm_Horizonta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&gt; <text:s/>CA0-CA7</text:p>
          </table:table-cell>
          <table:table-cell table:style-name="Default" office:value-type="string" calcext:value-type="string">
            <text:p>1000pF = 1nF</text:p>
          </table:table-cell>
          <table:table-cell table:style-name="Default" office:value-type="string" calcext:value-type="string">
            <text:p>Capacitor_SMD:C_1210_3225Metric_Pad1.33x2.70mm_HandSolder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Conrad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&gt; <text:s/>CAREF0, C_100, C_2551</text:p>
          </table:table-cell>
          <table:table-cell table:style-name="Default" office:value-type="string" calcext:value-type="string">
            <text:p>100nF = 0,1µF</text:p>
          </table:table-cell>
          <table:table-cell table:style-name="Default" office:value-type="string" calcext:value-type="string">
            <text:p>Capacitor_SMD:C_1210_3225Metric_Pad1.33x2.70mm_HandSolder</text:p>
          </table:table-cell>
          <table:table-cell table:style-name="ce4" office:value-type="float" office:value="3" calcext:value-type="float">
            <text:p>3</text:p>
          </table:table-cell>
          <table:table-cell table:style-name="Default"/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Conrad</text:p>
          </table:table-cell>
          <table:table-cell table:style-name="Default" table:number-columns-repeated="1016"/>
        </table:table-row>
        <table:table-row table:style-name="ro1">
          <table:table-cell/>
          <table:table-cell office:value-type="string" calcext:value-type="string">
            <text:p>&gt; <text:s/>D25, H1-H4, HBatt1, RST1, SysClk1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-- valeurs mixtées -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<text:s text:c="4"/>J1</text:p>
          </table:table-cell>
          <table:table-cell office:value-type="string" calcext:value-type="string">
            <text:p>Conn_02x13_Odd_Even</text:p>
          </table:table-cell>
          <table:table-cell office:value-type="string" calcext:value-type="string">
            <text:p>Connector_PinSocket_2.54mm:PinSocket_2x13_P2.54mm_Vertic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<text:s text:c="4"/>J5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TerminalBlock_Phoenix:TerminalBlock_Phoenix_MKDS-1,5-10-5.08_1x10_P5.08mm_Horizont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&gt; <text:s/>JPA0-JPA7, Pad_R1, Pad_SCL0, Pad_SDA0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&gt; <text:s/>I2C_0, J_Batt_9, J_CAN_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TerminalBlock_Phoenix:TerminalBlock_Phoenix_MPT-0,5-2-2.54_1x02_P2.54mm_Horizonta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2">
          <table:table-cell table:style-name="Default"/>
          <table:table-cell table:style-name="Default" office:value-type="string" calcext:value-type="string">
            <text:p>&gt; <text:s/>LED_D9, LED_RX1, LED_TX1</text:p>
          </table:table-cell>
          <table:table-cell table:style-name="Default" office:value-type="string" calcext:value-type="string">
            <text:p>LED</text:p>
          </table:table-cell>
          <table:table-cell table:style-name="Default" office:value-type="string" calcext:value-type="string">
            <text:p>LED_SMD:LED_1210_3225Metric_Pad1.42x2.65mm_HandSolder</text:p>
          </table:table-cell>
          <table:table-cell table:style-name="ce4" office:value-type="float" office:value="3" calcext:value-type="float">
            <text:p>3</text:p>
          </table:table-cell>
          <table:table-cell table:style-name="Default" office:value-type="string" calcext:value-type="string">
            <text:p><text:span text:style-name="T1">1 RED</text:span></text:p>
            <text:p><text:span text:style-name="T1">1 GREEN</text:span></text:p>
            <text:p><text:span text:style-name="T2">1 autre</text:span>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Conrad</text:p>
          </table:table-cell>
          <table:table-cell table:style-name="Default" table:number-columns-repeated="1016"/>
        </table:table-row>
        <table:table-row table:style-name="ro1">
          <table:table-cell/>
          <table:table-cell table:style-name="Default" office:value-type="string" calcext:value-type="string">
            <text:p><text:s text:c="4"/>MCP1</text:p>
          </table:table-cell>
          <table:table-cell table:style-name="Default" office:value-type="string" calcext:value-type="string">
            <text:p>MCP2551-I-P</text:p>
          </table:table-cell>
          <table:table-cell table:style-name="Default" office:value-type="string" calcext:value-type="string">
            <text:p>Package_DIP:DIP-8_W7.62mm_Socket_LongPads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Amazon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3" office:value-type="string" calcext:value-type="string">
            <text:p><text:s text:c="4"/>RS_K10</text:p>
          </table:table-cell>
          <table:table-cell table:style-name="ce3" office:value-type="string" calcext:value-type="string">
            <text:p>10 KOhm</text:p>
          </table:table-cell>
          <table:table-cell table:style-name="ce3" office:value-type="string" calcext:value-type="string">
            <text:p>Resistor_SMD:R_1210_3225Metric_Pad1.30x2.6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ce3" office:value-type="string" calcext:value-type="string">
            <text:p><text:s text:c="4"/>R_110</text:p>
          </table:table-cell>
          <table:table-cell table:style-name="ce3" office:value-type="string" calcext:value-type="string">
            <text:p>110 Ohm</text:p>
          </table:table-cell>
          <table:table-cell table:style-name="ce3" office:value-type="string" calcext:value-type="string">
            <text:p>Resistor_SMD:R_1210_3225Metric_Pad1.30x2.6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&gt; <text:s/>R_SCL0, R_SDA0</text:p>
          </table:table-cell>
          <table:table-cell table:style-name="Default" office:value-type="string" calcext:value-type="string">
            <text:p>4.7 kOhm</text:p>
          </table:table-cell>
          <table:table-cell table:style-name="Default" office:value-type="string" calcext:value-type="string">
            <text:p>Resistor_SMD:R_1210_3225Metric_Pad1.30x2.6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Default"/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Conrad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&gt; <text:s/>R1_A0-R1_A7, R_LED_D9, R_RX_1, R_TX_1</text:p>
          </table:table-cell>
          <table:table-cell table:style-name="Default" office:value-type="string" calcext:value-type="string">
            <text:p>1K</text:p>
          </table:table-cell>
          <table:table-cell table:style-name="Default" office:value-type="string" calcext:value-type="string">
            <text:p>Resistor_SMD:R_1210_3225Metric_Pad1.30x2.65mm_HandSolder</text:p>
          </table:table-cell>
          <table:table-cell table:style-name="ce4" office:value-type="float" office:value="11" calcext:value-type="float">
            <text:p>11</text:p>
          </table:table-cell>
          <table:table-cell table:style-name="Default"/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Conrad</text:p>
          </table:table-cell>
          <table:table-cell table:style-name="Default" table:number-columns-repeated="1016"/>
        </table:table-row>
        <table:table-row table:style-name="ro1">
          <table:table-cell/>
          <table:table-cell office:value-type="string" calcext:value-type="string">
            <text:p><text:s text:c="4"/>SPI_0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TerminalBlock_Phoenix:TerminalBlock_Phoenix_MPT-0,5-4-2.54_1x04_P2.54mm_Horizont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<text:s text:c="4"/>U1</text:p>
          </table:table-cell>
          <table:table-cell office:value-type="string" calcext:value-type="string">
            <text:p>AVR-H128-CAN</text:p>
          </table:table-cell>
          <table:table-cell office:value-type="string" calcext:value-type="string">
            <text:p>AVR_H128-CAN:AVR-H128-CA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<text:s text:c="4"/>U2</text:p>
          </table:table-cell>
          <table:table-cell table:style-name="Default" office:value-type="string" calcext:value-type="string">
            <text:p>74AHC373</text:p>
          </table:table-cell>
          <table:table-cell table:style-name="Default" office:value-type="string" calcext:value-type="string">
            <text:p>Package_SO:SO-20_12.8x7.5mm_P1.27mm</text:p>
          </table:table-cell>
          <table:table-cell table:style-name="ce4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Amazon</text:p>
          </table:table-cell>
          <table:table-cell table:style-name="Default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19:23:15.09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8T19:57:39.087000000</meta:creation-date>
    <dc:date>2022-04-15T19:54:24.668000000</dc:date>
    <meta:editing-duration>PT4H16M36S</meta:editing-duration>
    <meta:editing-cycles>8</meta:editing-cycles>
    <meta:generator>LibreOffice/7.3.2.2$Windows_X86_64 LibreOffice_project/49f2b1bff42cfccbd8f788c8dc32c1c309559be0</meta:generator>
    <meta:document-statistic meta:table-count="1" meta:cell-count="83" meta:object-count="0"/>
  </office:meta>
</office:document-meta>
</file>